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100000143BEDA97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gr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draw:auto-grow-width="true" fo:min-height="4.609cm" fo:min-width="0cm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cm" draw:marker-start-width="0.39cm" draw:marker-end-width="0.3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svg:stroke-width="0.03cm" draw:marker-start-width="0.35cm" draw:marker-end-width="0.35cm" draw:fill="none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pr1" style:family="presentation" style:parent-style-name="WM-GSO-Impress_5f_V1.1-notes">
      <style:graphic-properties draw:fill-color="#ffffff" fo:min-height="13.114cm"/>
    </style:style>
    <style:style style:name="pr2" style:family="presentation" style:parent-style-name="WM-GSO-Impress_5f_V1.1-notes">
      <style:graphic-properties draw:fill-color="#ffffff" fo:min-height="13.365cm"/>
    </style:style>
    <style:style style:name="P1" style:family="paragraph">
      <style:paragraph-properties text:enable-numbering="false" fo:margin-left="0cm" fo:margin-right="0cm" fo:text-align="center" fo:text-indent="0cm"/>
    </style:style>
    <style:style style:name="P2" style:family="paragraph">
      <style:paragraph-properties fo:margin-left="0cm" fo:margin-right="0cm" fo:text-indent="0cm" style:writing-mode="lr-tb"/>
      <style:text-properties fo:font-family="Arial" style:font-family-generic="swiss" style:font-pitch="variable" fo:font-size="36pt"/>
    </style:style>
    <style:style style:name="P3" style:family="paragraph">
      <style:paragraph-properties text:enable-numbering="false" fo:margin-left="1.27cm" fo:margin-right="0cm" fo:margin-top="0.211cm" fo:margin-bottom="0cm" fo:text-align="center" fo:text-indent="0cm"/>
    </style:style>
    <style:style style:name="P4" style:family="paragraph">
      <style:paragraph-properties text:enable-numbering="false" fo:margin-left="1.27cm" fo:margin-right="0cm" fo:margin-top="0.211cm" fo:margin-bottom="0cm" fo:text-align="center" fo:text-indent="0cm" style:writing-mode="lr-tb"/>
      <style:text-properties fo:font-family="Arial" style:font-family-generic="swiss" style:font-pitch="variable"/>
    </style:style>
    <style:style style:name="P5" style:family="paragraph">
      <style:paragraph-properties fo:text-align="center"/>
    </style:style>
    <style:style style:name="P6" style:family="paragraph">
      <style:text-properties fo:font-family="Arial" style:font-family-generic="swiss" style:font-pitch="variable" fo:font-size="16pt" style:font-size-asian="16pt" style:font-size-complex="16pt"/>
    </style:style>
    <style:style style:name="P7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Arial" style:font-family-generic="swiss" style:font-pitch="variable" fo:font-size="16pt" style:font-size-asian="16pt" style:font-size-complex="16pt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font-family="Arial" style:font-family-generic="swiss" style:font-pitch="variable" fo:font-size="16pt" style:font-size-asian="16pt" style:font-size-complex="16pt"/>
    </style:style>
    <style:style style:name="P12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color="#000000" fo:font-family="Arial" style:font-family-generic="swiss" style:font-pitch="variable" fo:font-size="36pt"/>
    </style:style>
    <style:style style:name="T2" style:family="text">
      <style:text-properties fo:font-family="Arial" style:font-family-generic="swiss" style:font-pitch="variable" fo:font-size="24pt" style:font-size-asian="24pt" style:font-size-complex="24pt"/>
    </style:style>
    <style:style style:name="T3" style:family="text">
      <style:text-properties fo:font-family="Arial" style:font-family-generic="swiss" style:font-pitch="variable" fo:font-size="16pt" style:font-size-asian="16pt" style:font-size-complex="16pt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Domain Name System DNS" draw:style-name="dp1" draw:master-page-name="WM-GSO-Impress_5f_V1.1" presentation:presentation-page-layout-name="AL1T0">
        <office:forms form:automatic-focus="false" form:apply-design-mode="false"/>
        <draw:frame draw:style-name="gr1" draw:text-style-name="P2" draw:layer="layout" svg:width="21.59cm" svg:height="3.176cm" svg:x="1.355cm" svg:y="6.349cm">
          <draw:text-box>
            <text:p text:style-name="P1"><text:span text:style-name="T1">Adressierung auf Schicht 4</text:span></text:p>
          </draw:text-box>
        </draw:frame>
        <draw:frame draw:style-name="gr2" draw:text-style-name="P4" draw:layer="layout" svg:width="8.126cm" svg:height="4.869cm" svg:x="6.958cm" svg:y="9.545cm">
          <draw:text-box>
            <text:list text:style-name="L2">
              <text:list-item>
                <text:list>
                  <text:list-item>
                    <text:p text:style-name="P3"><text:span text:style-name="T2">von</text:span></text:p>
                  </text:list-item>
                  <text:list-item>
                    <text:p text:style-name="P3"><text:span text:style-name="T2">Werner Mau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owerPoint-Präsentation" draw:style-name="dp1" draw:master-page-name="WM-GSO-Impress_5f_V1.1">
        <office:forms form:automatic-focus="false" form:apply-design-mode="false"/>
        <draw:custom-shape draw:name="Rechner1" draw:style-name="gr4" draw:text-style-name="P5" xml:id="id2" draw:id="id2" draw:layer="layout" svg:width="4.779cm" svg:height="6.133cm" svg:x="1.579cm" svg:y="3.229cm">
          <text:p/>
          <draw:enhanced-geometry svg:viewBox="0 0 21600 21600" draw:type="rectangle" draw:enhanced-path="M 0 0 L 21600 0 21600 21600 0 21600 0 0 Z N"/>
        </draw:custom-shape>
        <draw:frame draw:name="Client1" draw:style-name="gr5" draw:text-style-name="P6" xml:id="id6" draw:id="id6" draw:layer="layout" svg:width="4.019cm" svg:height="0.878cm" svg:x="1.934cm" svg:y="3.562cm">
          <draw:text-box>
            <text:p><text:span text:style-name="T3">Web-Browser</text:span></text:p>
          </draw:text-box>
        </draw:frame>
        <draw:frame draw:name="Client2" draw:style-name="gr5" draw:text-style-name="P6" xml:id="id9" draw:id="id9" draw:layer="layout" svg:width="4.019cm" svg:height="0.878cm" svg:x="1.934cm" svg:y="4.861cm">
          <draw:text-box>
            <text:p><text:span text:style-name="T3">ssh-client</text:span></text:p>
          </draw:text-box>
        </draw:frame>
        <draw:frame draw:name="Client3" draw:style-name="gr5" draw:text-style-name="P6" xml:id="id14" draw:id="id14" draw:layer="layout" svg:width="4.019cm" svg:height="0.878cm" svg:x="1.934cm" svg:y="6.16cm">
          <draw:text-box>
            <text:p><text:span text:style-name="T3">Web-Browser</text:span></text:p>
          </draw:text-box>
        </draw:frame>
        <draw:custom-shape draw:name="Rechner2" draw:style-name="gr4" draw:text-style-name="P5" xml:id="id4" draw:id="id4" draw:layer="layout" svg:width="4.779cm" svg:height="6.133cm" svg:x="16.254cm" svg:y="3.204cm">
          <text:p/>
          <draw:enhanced-geometry svg:viewBox="0 0 21600 21600" draw:type="rectangle" draw:enhanced-path="M 0 0 L 21600 0 21600 21600 0 21600 0 0 Z N"/>
        </draw:custom-shape>
        <draw:frame draw:name="Server1" draw:style-name="gr5" draw:text-style-name="P6" xml:id="id7" draw:id="id7" draw:layer="layout" svg:width="4.019cm" svg:height="0.878cm" svg:x="16.609cm" svg:y="3.537cm">
          <draw:text-box>
            <text:p><text:span text:style-name="T3">Web-Server</text:span></text:p>
          </draw:text-box>
        </draw:frame>
        <draw:frame draw:name="Server2" draw:style-name="gr5" draw:text-style-name="P6" xml:id="id10" draw:id="id10" draw:layer="layout" svg:width="4.019cm" svg:height="0.878cm" svg:x="16.609cm" svg:y="4.836cm">
          <draw:text-box>
            <text:p><text:span text:style-name="T3">ssh-Server</text:span></text:p>
          </draw:text-box>
        </draw:frame>
        <draw:frame draw:name="Server3" draw:style-name="gr5" draw:text-style-name="P6" xml:id="id15" draw:id="id15" draw:layer="layout" svg:width="4.019cm" svg:height="0.878cm" svg:x="16.609cm" svg:y="6.135cm">
          <draw:text-box>
            <text:p><text:span text:style-name="T3">Web-Server</text:span></text:p>
          </draw:text-box>
        </draw:frame>
        <draw:frame draw:name="Server4" draw:style-name="gr5" draw:text-style-name="P6" xml:id="id30" draw:id="id30" draw:layer="layout" svg:width="4.019cm" svg:height="0.878cm" svg:x="16.609cm" svg:y="7.434cm">
          <draw:text-box>
            <text:p><text:span text:style-name="T3">Web-Server</text:span></text:p>
          </draw:text-box>
        </draw:frame>
        <draw:g draw:name="Verbindung1" xml:id="id8" draw:id="id8">
          <draw:line draw:style-name="gr6" draw:layer="layout" svg:x1="10.917cm" svg:y1="3.996cm" svg:x2="11.38cm" svg:y2="3.533cm">
            <text:p/>
          </draw:line>
          <draw:line draw:style-name="gr6" draw:layer="layout" svg:x1="11.386cm" svg:y1="3.548cm" svg:x2="11.386cm" svg:y2="4.514cm">
            <text:p/>
          </draw:line>
          <draw:line draw:style-name="gr6" draw:layer="layout" svg:x1="11.896cm" svg:y1="4.005cm" svg:x2="16.206cm" svg:y2="4.005cm">
            <text:p/>
          </draw:line>
          <draw:line draw:style-name="gr6" draw:layer="layout" svg:x1="6.345cm" svg:y1="4.005cm" svg:x2="10.916cm" svg:y2="4.005cm">
            <text:p/>
          </draw:line>
          <draw:line draw:style-name="gr6" draw:layer="backgroundobjects" svg:x1="11.399cm" svg:y1="4.509cm" svg:x2="11.895cm" svg:y2="4.013cm">
            <text:p/>
          </draw:line>
        </draw:g>
        <draw:g draw:name="Verbindung2" xml:id="id11" draw:id="id11">
          <draw:line draw:style-name="gr6" draw:layer="layout" svg:x1="10.903cm" svg:y1="5.282cm" svg:x2="11.366cm" svg:y2="4.819cm">
            <text:p/>
          </draw:line>
          <draw:line draw:style-name="gr6" draw:layer="layout" svg:x1="11.372cm" svg:y1="4.834cm" svg:x2="11.372cm" svg:y2="5.8cm">
            <text:p/>
          </draw:line>
          <draw:line draw:style-name="gr6" draw:layer="layout" svg:x1="11.882cm" svg:y1="5.291cm" svg:x2="16.192cm" svg:y2="5.291cm">
            <text:p/>
          </draw:line>
          <draw:line draw:style-name="gr6" draw:layer="layout" svg:x1="6.331cm" svg:y1="5.291cm" svg:x2="10.902cm" svg:y2="5.291cm">
            <text:p/>
          </draw:line>
          <draw:line draw:style-name="gr6" draw:layer="layout" svg:x1="11.385cm" svg:y1="5.795cm" svg:x2="11.881cm" svg:y2="5.299cm">
            <text:p/>
          </draw:line>
        </draw:g>
        <draw:g draw:name="Verbindung3" xml:id="id16" draw:id="id16">
          <draw:line draw:style-name="gr6" draw:layer="layout" svg:x1="10.889cm" svg:y1="6.568cm" svg:x2="11.352cm" svg:y2="6.105cm">
            <text:p/>
          </draw:line>
          <draw:line draw:style-name="gr6" draw:layer="layout" svg:x1="11.358cm" svg:y1="6.12cm" svg:x2="11.358cm" svg:y2="7.086cm">
            <text:p/>
          </draw:line>
          <draw:line draw:style-name="gr6" draw:layer="layout" svg:x1="11.868cm" svg:y1="6.577cm" svg:x2="16.178cm" svg:y2="6.577cm">
            <text:p/>
          </draw:line>
          <draw:line draw:style-name="gr6" draw:layer="layout" svg:x1="6.351cm" svg:y1="6.577cm" svg:x2="10.888cm" svg:y2="6.577cm">
            <text:p/>
          </draw:line>
          <draw:line draw:style-name="gr6" draw:layer="layout" svg:x1="11.371cm" svg:y1="7.081cm" svg:x2="11.867cm" svg:y2="6.585cm">
            <text:p/>
          </draw:line>
        </draw:g>
        <draw:custom-shape draw:name="Rechner3" draw:style-name="gr4" draw:text-style-name="P5" xml:id="id27" draw:id="id27" draw:layer="layout" svg:width="4.779cm" svg:height="6.133cm" svg:x="1.554cm" svg:y="10.804cm">
          <text:p/>
          <draw:enhanced-geometry svg:viewBox="0 0 21600 21600" draw:type="rectangle" draw:enhanced-path="M 0 0 L 21600 0 21600 21600 0 21600 0 0 Z N"/>
        </draw:custom-shape>
        <draw:frame draw:name="Client4" draw:style-name="gr5" draw:text-style-name="P6" xml:id="id29" draw:id="id29" draw:layer="layout" svg:width="4.019cm" svg:height="0.878cm" svg:x="1.909cm" svg:y="11.137cm">
          <draw:text-box>
            <text:p><text:span text:style-name="T3">Web-Browser</text:span></text:p>
          </draw:text-box>
        </draw:frame>
        <draw:g draw:name="Verbindung4" xml:id="id31" draw:id="id31">
          <draw:line draw:style-name="gr6" draw:layer="layout" svg:x1="10.875cm" svg:y1="11.554cm" svg:x2="11.338cm" svg:y2="11.091cm">
            <text:p/>
          </draw:line>
          <draw:line draw:style-name="gr6" draw:layer="layout" svg:x1="11.344cm" svg:y1="11.106cm" svg:x2="11.344cm" svg:y2="12.072cm">
            <text:p/>
          </draw:line>
          <draw:line draw:style-name="gr6" xml:id="id1" draw:id="id1" draw:layer="layout" svg:x1="11.854cm" svg:y1="11.563cm" svg:x2="14.023cm" svg:y2="11.563cm">
            <text:p/>
          </draw:line>
          <draw:line draw:style-name="gr6" draw:layer="layout" svg:x1="6.303cm" svg:y1="11.563cm" svg:x2="10.874cm" svg:y2="11.563cm">
            <text:p/>
          </draw:line>
          <draw:line draw:style-name="gr6" draw:layer="layout" svg:x1="11.357cm" svg:y1="12.067cm" svg:x2="11.853cm" svg:y2="11.571cm">
            <text:p/>
          </draw:line>
          <draw:connector draw:style-name="gr7" draw:layer="layout" draw:line-skew="-1.556cm" svg:x1="14.023cm" svg:y1="11.563cm" svg:x2="16.206cm" svg:y2="7.871cm" draw:start-shape="id1" draw:start-glue-point="1" svg:d="m14023 11563v-3659h2183v-33" svg:viewBox="0 0 2184 3693">
            <text:p/>
          </draw:connector>
        </draw:g>
        <draw:circle draw:name="Server-Socket1" draw:style-name="gr7" xml:id="id18" draw:id="id18" draw:layer="layout" svg:width="0.627cm" svg:height="0.627cm" svg:x="15.591cm" svg:y="3.686cm" draw:kind="arc" draw:start-angle="270.72" draw:end-angle="90">
          <text:p/>
        </draw:circle>
        <draw:circle draw:name="Server-Socket2" draw:style-name="gr7" xml:id="id19" draw:id="id19" draw:layer="layout" svg:width="0.64cm" svg:height="0.64cm" svg:x="15.57cm" svg:y="4.971cm" draw:kind="arc" draw:start-angle="270.72" draw:end-angle="90">
          <text:p/>
        </draw:circle>
        <draw:circle draw:name="Server-Socket3" draw:style-name="gr7" xml:id="id20" draw:id="id20" draw:layer="layout" svg:width="0.64cm" svg:height="0.64cm" svg:x="15.555cm" svg:y="6.256cm" draw:kind="arc" draw:start-angle="270.72" draw:end-angle="90">
          <text:p/>
        </draw:circle>
        <draw:circle draw:name="Server-Socket4" draw:style-name="gr7" xml:id="id32" draw:id="id32" draw:layer="layout" svg:width="0.64cm" svg:height="0.64cm" svg:x="15.572cm" svg:y="7.565cm" draw:kind="arc" draw:start-angle="270.72" draw:end-angle="90">
          <text:p/>
        </draw:circle>
        <draw:circle draw:name="Client-Socket1" draw:style-name="gr7" xml:id="id21" draw:id="id21" draw:layer="layout" svg:width="0.627cm" svg:height="0.627cm" svg:x="6.386cm" svg:y="3.696cm" draw:kind="arc" draw:start-angle="89.82" draw:end-angle="269.45">
          <text:p/>
        </draw:circle>
        <draw:circle draw:name="Client-Socket3" draw:style-name="gr7" xml:id="id25" draw:id="id25" draw:layer="layout" svg:width="0.627cm" svg:height="0.627cm" svg:x="6.356cm" svg:y="6.268cm" draw:kind="arc" draw:start-angle="89.82" draw:end-angle="269.45">
          <text:p/>
        </draw:circle>
        <draw:circle draw:name="Client-Socket2" draw:style-name="gr7" xml:id="id23" draw:id="id23" draw:layer="layout" svg:width="0.627cm" svg:height="0.627cm" svg:x="6.371cm" svg:y="4.982cm" draw:kind="arc" draw:start-angle="89.82" draw:end-angle="269.45">
          <text:p/>
        </draw:circle>
        <draw:circle draw:name="Client-Socket4" draw:style-name="gr7" xml:id="id34" draw:id="id34" draw:layer="layout" svg:width="0.658cm" svg:height="0.658cm" svg:x="6.356cm" svg:y="11.248cm" draw:kind="arc" draw:start-angle="89.82" draw:end-angle="269.45">
          <text:p/>
        </draw:circle>
        <draw:frame draw:name="IP-Client1" draw:style-name="gr8" draw:text-style-name="P7" draw:layer="layout" svg:width="4.506cm" svg:height="0.878cm" svg:x="1.682cm" svg:y="2.383cm">
          <draw:text-box>
            <text:p xml:id="id3" text:id="id3" text:style-name="P5"><text:span text:style-name="T3">195.8.1.1</text:span></text:p>
          </draw:text-box>
        </draw:frame>
        <draw:frame draw:name="IP-Server" draw:style-name="gr9" draw:text-style-name="P6" draw:layer="layout" svg:width="4.564cm" svg:height="0.878cm" svg:x="16.353cm" svg:y="2.283cm">
          <draw:text-box>
            <text:p xml:id="id5" text:id="id5" text:style-name="P5"><text:span text:style-name="T3">195.8.5.3</text:span></text:p>
          </draw:text-box>
        </draw:frame>
        <draw:frame draw:name="IP-Client2" draw:style-name="gr9" draw:text-style-name="P6" draw:layer="layout" svg:width="4.564cm" svg:height="0.878cm" svg:x="1.653cm" svg:y="9.883cm">
          <draw:text-box>
            <text:p xml:id="id28" text:id="id28" text:style-name="P5"><text:span text:style-name="T3">195.8.2.4</text:span></text:p>
          </draw:text-box>
        </draw:frame>
        <draw:frame draw:name="Client1-Port" draw:style-name="gr10" draw:text-style-name="P9" draw:layer="layout" svg:width="1.818cm" svg:height="0.878cm" svg:x="6.582cm" svg:y="3.283cm">
          <draw:text-box>
            <text:p xml:id="id22" text:id="id22" text:style-name="P8"><text:span text:style-name="T3">1025</text:span></text:p>
          </draw:text-box>
        </draw:frame>
        <draw:frame draw:name="Client2-Port" draw:style-name="gr10" draw:text-style-name="P9" draw:layer="layout" svg:width="1.818cm" svg:height="0.878cm" svg:x="6.582cm" svg:y="4.517cm">
          <draw:text-box>
            <text:p xml:id="id24" text:id="id24" text:style-name="P8"><text:span text:style-name="T3">1026</text:span></text:p>
          </draw:text-box>
        </draw:frame>
        <draw:frame draw:name="Client3-Port" draw:style-name="gr10" draw:text-style-name="P9" draw:layer="layout" svg:width="1.818cm" svg:height="0.878cm" svg:x="6.582cm" svg:y="5.817cm">
          <draw:text-box>
            <text:p xml:id="id26" text:id="id26" text:style-name="P8"><text:span text:style-name="T3">1027</text:span></text:p>
          </draw:text-box>
        </draw:frame>
        <draw:frame draw:name="Server1-Port" draw:style-name="gr10" draw:text-style-name="P11" draw:layer="layout" svg:width="1.818cm" svg:height="0.878cm" svg:x="14.182cm" svg:y="3.283cm">
          <draw:text-box>
            <text:p xml:id="id12" text:id="id12" text:style-name="P10"><text:span text:style-name="T3">80</text:span></text:p>
          </draw:text-box>
        </draw:frame>
        <draw:frame draw:name="Server3-Port" draw:style-name="gr10" draw:text-style-name="P11" draw:layer="layout" svg:width="1.818cm" svg:height="0.878cm" svg:x="14.182cm" svg:y="5.849cm">
          <draw:text-box>
            <text:p xml:id="id17" text:id="id17" text:style-name="P10"><text:span text:style-name="T3">80</text:span></text:p>
          </draw:text-box>
        </draw:frame>
        <draw:frame draw:name="Server4-Port" draw:style-name="gr10" draw:text-style-name="P11" draw:layer="layout" svg:width="1.818cm" svg:height="0.878cm" svg:x="14.215cm" svg:y="7.183cm">
          <draw:text-box>
            <text:p xml:id="id33" text:id="id33" text:style-name="P10"><text:span text:style-name="T3">80</text:span></text:p>
          </draw:text-box>
        </draw:frame>
        <draw:frame draw:name="Server2-Port" draw:style-name="gr10" draw:text-style-name="P11" draw:layer="layout" svg:width="1.818cm" svg:height="0.878cm" svg:x="14.182cm" svg:y="4.583cm">
          <draw:text-box>
            <text:p xml:id="id13" text:id="id13" text:style-name="P10"><text:span text:style-name="T3">22</text:span></text:p>
          </draw:text-box>
        </draw:frame>
        <draw:frame draw:name="Client4-Port" draw:style-name="gr10" draw:text-style-name="P9" draw:layer="layout" svg:width="1.818cm" svg:height="0.878cm" svg:x="6.549cm" svg:y="10.75cm">
          <draw:text-box>
            <text:p xml:id="id35" text:id="id35" text:style-name="P8"><text:span text:style-name="T3">1025</text:span></text:p>
          </draw:text-box>
        </draw:frame>
        <draw:frame draw:name="Adresskombination" draw:style-name="gr9" draw:text-style-name="P12" draw:layer="layout" svg:width="16.107cm" svg:height="1.673cm" svg:x="8.268cm" svg:y="13.361cm">
          <draw:text-box>
            <text:p xml:id="id36" text:id="id36"><text:span text:style-name="T4">Socket wird adressiert über die Kombination aus:</text:span></text:p>
            <text:p xml:id="id37" text:id="id37"><text:span text:style-name="T4">Ziel-IP, Quell-IP, Zielport, Quellpor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16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M-GSO-Impress_5f_V1.1-background" style:display-name="WM-GSO-Impress_V1.1-background" style:family="presentation">
      <style:graphic-properties draw:stroke="none" draw:fill="solid" draw:fill-color="#ffffff"/>
      <style:text-properties style:letter-kerning="true"/>
    </style:style>
    <style:style style:name="WM-GSO-Impress_5f_V1.1-backgroundobjects" style:display-name="WM-GSO-Impress_V1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WM-GSO-Impress_5f_V1.1-notes" style:display-name="WM-GSO-Impress_V1.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M-GSO-Impress_5f_V1.1-outline1" style:display-name="WM-GSO-Impress_V1.1-outline1" style:family="presentation">
      <style:graphic-properties draw:stroke="none" draw:fill="none" draw:auto-grow-height="false" draw:fit-to-size="shrink-to-fit">
        <text:list-style style:name="WM-GSO-Impress_5f_V1.1-outline1" style:display-name="WM-GSO-Impress_V1.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M-GSO-Impress_5f_V1.1-outline2" style:display-name="WM-GSO-Impress_V1.1-outline2" style:family="presentation" style:parent-style-name="WM-GSO-Impress_5f_V1.1-outline1">
      <style:paragraph-properties fo:margin-top="0cm" fo:margin-bottom="0.4cm"/>
      <style:text-properties fo:font-size="28pt" style:font-size-asian="28pt" style:font-size-complex="28pt"/>
    </style:style>
    <style:style style:name="WM-GSO-Impress_5f_V1.1-outline3" style:display-name="WM-GSO-Impress_V1.1-outline3" style:family="presentation" style:parent-style-name="WM-GSO-Impress_5f_V1.1-outline2">
      <style:paragraph-properties fo:margin-top="0cm" fo:margin-bottom="0.3cm"/>
      <style:text-properties fo:font-size="24pt" style:font-size-asian="24pt" style:font-size-complex="24pt"/>
    </style:style>
    <style:style style:name="WM-GSO-Impress_5f_V1.1-outline4" style:display-name="WM-GSO-Impress_V1.1-outline4" style:family="presentation" style:parent-style-name="WM-GSO-Impress_5f_V1.1-outline3">
      <style:paragraph-properties fo:margin-top="0cm" fo:margin-bottom="0.2cm"/>
      <style:text-properties fo:font-size="20pt" style:font-size-asian="20pt" style:font-size-complex="20pt"/>
    </style:style>
    <style:style style:name="WM-GSO-Impress_5f_V1.1-outline5" style:display-name="WM-GSO-Impress_V1.1-outline5" style:family="presentation" style:parent-style-name="WM-GSO-Impress_5f_V1.1-outline4">
      <style:paragraph-properties fo:margin-top="0cm" fo:margin-bottom="0.1cm"/>
      <style:text-properties fo:font-size="20pt" style:font-size-asian="20pt" style:font-size-complex="20pt"/>
    </style:style>
    <style:style style:name="WM-GSO-Impress_5f_V1.1-outline6" style:display-name="WM-GSO-Impress_V1.1-outline6" style:family="presentation" style:parent-style-name="WM-GSO-Impress_5f_V1.1-outline5">
      <style:paragraph-properties fo:margin-top="0cm" fo:margin-bottom="0.1cm"/>
      <style:text-properties fo:font-size="20pt" style:font-size-asian="20pt" style:font-size-complex="20pt"/>
    </style:style>
    <style:style style:name="WM-GSO-Impress_5f_V1.1-outline7" style:display-name="WM-GSO-Impress_V1.1-outline7" style:family="presentation" style:parent-style-name="WM-GSO-Impress_5f_V1.1-outline6">
      <style:paragraph-properties fo:margin-top="0cm" fo:margin-bottom="0.1cm"/>
      <style:text-properties fo:font-size="20pt" style:font-size-asian="20pt" style:font-size-complex="20pt"/>
    </style:style>
    <style:style style:name="WM-GSO-Impress_5f_V1.1-outline8" style:display-name="WM-GSO-Impress_V1.1-outline8" style:family="presentation" style:parent-style-name="WM-GSO-Impress_5f_V1.1-outline7">
      <style:paragraph-properties fo:margin-top="0cm" fo:margin-bottom="0.1cm"/>
      <style:text-properties fo:font-size="20pt" style:font-size-asian="20pt" style:font-size-complex="20pt"/>
    </style:style>
    <style:style style:name="WM-GSO-Impress_5f_V1.1-outline9" style:display-name="WM-GSO-Impress_V1.1-outline9" style:family="presentation" style:parent-style-name="WM-GSO-Impress_5f_V1.1-outline8">
      <style:paragraph-properties fo:margin-top="0cm" fo:margin-bottom="0.1cm"/>
      <style:text-properties fo:font-size="20pt" style:font-size-asian="20pt" style:font-size-complex="20pt"/>
    </style:style>
    <style:style style:name="WM-GSO-Impress_5f_V1.1-subtitle" style:display-name="WM-GSO-Impress_V1.1-subtitle" style:family="presentation">
      <style:graphic-properties draw:stroke="none" draw:fill="none" draw:textarea-vertical-align="middle">
        <text:list-style style:name="WM-GSO-Impress_5f_V1.1-subtitle" style:display-name="WM-GSO-Impress_V1.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M-GSO-Impress_5f_V1.1-title" style:display-name="WM-GSO-Impress_V1.1-title" style:family="presentation">
      <style:graphic-properties draw:stroke="none" draw:fill="none" draw:textarea-vertical-align="middle">
        <text:list-style style:name="WM-GSO-Impress_5f_V1.1-title" style:display-name="WM-GSO-Impress_V1.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true" fo:min-height="0.365cm" fo:min-width="4.926cm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Mgr6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Mgr8" style:family="graphic" style:parent-style-name="standard">
      <style:graphic-properties draw:stroke="none" draw:fill="none" draw:fill-color="#ffffff"/>
    </style:style>
    <style:style style:name="Mgr9" style:family="graphic" style:parent-style-name="standard">
      <style:graphic-properties draw:stroke="none" draw:fill="none" draw:fill-color="#00cc99" draw:textarea-horizontal-align="justify" draw:textarea-vertical-align="top" draw:auto-grow-height="true" fo:min-height="0.349cm" fo:min-width="3.785cm" fo:padding-top="0.13cm" fo:padding-bottom="0.13cm" fo:padding-left="0.25cm" fo:padding-right="0.25cm" fo:wrap-option="wrap" draw:shadow="hidden" draw:shadow-color="#808080"/>
    </style:style>
    <style:style style:name="M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WM-GSO-Impress_5f_V1.1-backgroundobjects">
      <style:graphic-properties draw:stroke="none" draw:fill="none" draw:fill-color="#ffffff" draw:auto-grow-height="false" fo:min-height="1.485cm"/>
    </style:style>
    <style:style style:name="Mpr2" style:family="presentation" style:parent-style-name="WM-GSO-Impress_5f_V1.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text:enable-numbering="false" fo:margin-left="0cm" fo:margin-right="0cm" fo:line-height="100%" fo:text-indent="0cm" style:punctuation-wrap="simple" style:line-break="normal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text:enable-numbering="false" fo:margin-left="0cm" fo:margin-right="0cm" fo:line-height="100%" fo:text-indent="0cm"/>
    </style:style>
    <style:style style:name="MP8" style:family="paragraph">
      <style:paragraph-properties text:enable-numbering="false" fo:margin-left="0cm" fo:margin-right="0cm" fo:line-height="100%" fo:text-align="end" fo:text-indent="0cm" style:punctuation-wrap="simple" style:line-break="normal"/>
    </style:style>
    <style:style style:name="MP9" style:family="paragraph">
      <style:paragraph-properties text:enable-numbering="false" fo:margin-left="0cm" fo:margin-right="0cm" fo:line-height="100%" fo:text-align="end" fo:text-indent="0cm" style:punctuation-wrap="simple" style:line-break="normal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2pt" style:font-size-asian="12pt" style:font-size-complex="12pt"/>
    </style:style>
    <style:style style:name="MT3" style:family="text">
      <style:text-properties fo:font-family="'Comic Sans MS'" style:font-family-generic="script" style:font-pitch="variable" fo:font-size="8pt" style:font-size-asian="8pt" style:font-size-complex="8pt"/>
    </style:style>
    <style:style style:name="MT4" style:family="text">
      <style:text-properties fo:font-family="Arial" style:font-style-name="Standard" style:font-family-generic="swiss" style:font-pitch="variable" fo:font-size="10pt" style:font-family-asian="Arial" style:font-style-name-asian="Standard" style:font-family-generic-asian="swiss" style:font-pitch-asian="variable" style:font-size-asian="10pt" style:font-family-complex="Arial" style:font-style-name-complex="Standard" style:font-family-generic-complex="swiss" style:font-pitch-complex="variable" style:font-size-complex="10pt"/>
    </style:style>
    <style:style style:name="MT5" style:family="text">
      <style:text-properties fo:font-family="Arial" style:font-family-generic="swiss" style:font-pitch="variable" fo:font-size="10pt" style:font-family-asian="Arial" style:font-style-name-asian="Standard" style:font-family-generic-asian="swiss" style:font-pitch-asian="variable" style:font-size-asian="10pt" style:font-family-complex="Arial" style:font-style-name-complex="Standard" style:font-family-generic-complex="swiss" style:font-pitch-complex="variable" style:font-size-complex="10pt"/>
    </style:style>
    <style:style style:name="MT6" style:family="text">
      <style:text-properties fo:font-family="Arial" style:font-family-generic="swiss" style:font-pitch="variable" fo:font-size="10pt" style:font-size-asian="10pt" style:font-size-complex="10pt"/>
    </style:style>
    <style:style style:name="MT7" style:family="text">
      <style:text-properties fo:font-family="Arial" style:font-family-generic="swiss" style:font-pitch="variable"/>
    </style:style>
    <style:style style:name="MT8" style:family="text">
      <style:text-properties fo:font-family="Arial" style:font-family-generic="swiss" style:font-pitch="variable" fo:font-size="8pt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WM-GSO-Impress_5f_V1.1" style:display-name="WM-GSO-Impress_V1.1" style:page-layout-name="PM1" draw:style-name="Mdp1">
      <draw:custom-shape draw:style-name="Mgr3" draw:text-style-name="MP4" draw:layer="backgroundobjects" svg:width="1.912cm" svg:height="1.607cm" svg:x="10.385cm" svg:y="18.102cm">
        <text:p text:style-name="MP3"><text:span text:style-name="MT2">Seite </text:span><text:span text:style-name="MT2"><text:page-number>&lt;Nummer&gt;</text:page-number></text:span><text:span text:style-name="MT3"> </text:span></text:p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5.426cm" svg:height="0.655cm" svg:x="0.434cm" svg:y="18.255cm">
        <text:p text:style-name="MP3"><text:span text:style-name="MT4">©</text:span><text:span text:style-name="MT5"> GSO / </text:span><text:span text:style-name="MT6">Werner Maus 09/2012</text:span></text:p>
        <draw:enhanced-geometry svg:viewBox="0 0 21600 21600" draw:mirror-horizontal="false" draw:mirror-vertical="false" draw:type="mso-spt202" draw:enhanced-path="M 0 0 L 21600 0 21600 21600 0 21600 0 0 Z N"/>
      </draw:custom-shape>
      <draw:line draw:style-name="Mgr5" draw:text-style-name="MP6" draw:layer="backgroundobjects" svg:x1="0cm" svg:y1="18.098cm" svg:x2="25.4cm" svg:y2="18.098cm">
        <text:p/>
      </draw:line>
      <draw:line draw:style-name="Mgr5" draw:text-style-name="MP6" draw:layer="backgroundobjects" svg:x1="0cm" svg:y1="1.517cm" svg:x2="19.685cm" svg:y2="1.517cm">
        <text:p/>
      </draw:line>
      <draw:custom-shape draw:style-name="Mgr6" draw:text-style-name="MP4" draw:layer="backgroundobjects" svg:width="25.4cm" svg:height="0.001cm" svg:x="11.258cm" svg:y="8.136cm">
        <text:p/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13.97cm" svg:height="1.27cm" svg:x="0.847cm" svg:y="0.961cm">
        <text:p/>
        <draw:enhanced-geometry svg:viewBox="0 0 21600 21600" draw:type="mso-spt202" draw:enhanced-path="M 0 0 L 21600 0 21600 21600 0 21600 0 0 Z N"/>
      </draw:custom-shape>
      <draw:custom-shape draw:style-name="Mgr7" draw:text-style-name="MP4" draw:layer="backgroundobjects" svg:width="5.802cm" svg:height="0.888cm" svg:x="2.554cm" svg:y="0.22cm">
        <text:p text:style-name="MP7"><text:span text:style-name="MT7">OSI-Schichtenmodell</text:span></text:p>
        <draw:enhanced-geometry svg:viewBox="0 0 21600 21600" draw:type="mso-spt202" draw:enhanced-path="M 0 0 L 21600 0 21600 21600 0 21600 0 0 Z N"/>
      </draw:custom-shape>
      <draw:frame draw:style-name="Mgr8" draw:layer="backgroundobjects" svg:width="22.859cm" svg:height="1.187cm" svg:x="1.27cm" svg:y="0.76cm">
        <draw:text-box>
          <text:p/>
        </draw:text-box>
      </draw:frame>
      <draw:custom-shape draw:style-name="Mgr9" draw:text-style-name="MP9" draw:layer="backgroundobjects" svg:width="4.285cm" svg:height="0.609cm" svg:x="21cm" svg:y="18.316cm">
        <text:p text:style-name="MP8"><text:span text:style-name="MT8">Version 1.1 vom 21.09.2012</text:span></text:p>
        <draw:enhanced-geometry svg:viewBox="0 0 21600 21600" draw:mirror-horizontal="false" draw:mirror-vertical="false" draw:type="mso-spt202" draw:enhanced-path="M 0 0 L 21600 0 21600 21600 0 21600 0 0 Z N"/>
      </draw:custom-shape>
      <draw:frame draw:style-name="Mgr10" draw:text-style-name="MP10" draw:layer="backgroundobjects" svg:width="3.82cm" svg:height="1.32cm" svg:x="20.447cm" svg:y="0.284cm">
        <draw:image xlink:href="Pictures/10000000000003A100000143BEDA9757.png" xlink:type="simple" xlink:show="embed" xlink:actuate="onLoad">
          <text:p/>
        </draw:image>
      </draw:frame>
      <draw:frame presentation:style-name="WM-GSO-Impress_5f_V1.1-title" draw:layer="backgroundobjects" svg:width="22.859cm" svg:height="3.18cm" svg:x="1.27cm" svg:y="0.76cm" presentation:class="title" presentation:placeholder="true">
        <draw:text-box/>
      </draw:frame>
      <draw:frame presentation:style-name="WM-GSO-Impress_5f_V1.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page-thumbnail presentation:style-name="WM-GSO-Impress_5f_V1.1-title" draw:layer="backgroundobjects" svg:width="14.848cm" svg:height="11.135cm" svg:x="3.075cm" svg:y="2.257cm" presentation:class="page"/>
        <draw:frame presentation:style-name="WM-GSO-Impress_5f_V1.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2</meta:generator>
    <meta:creation-date>2012-09-17T16:54:27</meta:creation-date>
    <dc:language>de-DE</dc:language>
    <meta:editing-cycles>26</meta:editing-cycles>
    <meta:editing-duration>PT1H17M43S</meta:editing-duration>
    <meta:initial-creator>internet </meta:initial-creator>
    <dc:date>2013-09-18T18:05:06</dc:date>
    <dc:creator>internet </dc:creator>
    <meta:document-statistic meta:object-count="90"/>
    <meta:user-defined meta:name="Info 1"/>
    <meta:user-defined meta:name="Info 2"/>
    <meta:user-defined meta:name="Info 3"/>
    <meta:user-defined meta:name="Info 4"/>
    <meta:template xlink:type="simple" xlink:actuate="onRequest" xlink:title="WM-GSO-Impress_V1.1" xlink:href="../../../../../../../../home/internet/.config/libreoffice/3/user/template/WM-GSO-Impress_V1.1.otp" meta:date="2012-09-17T16:54:26"/>
  </office:meta>
</office:document-meta>
</file>